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807cm"/>
    </style:style>
    <style:style style:name="co3" style:family="table-column">
      <style:table-column-properties fo:break-before="auto" style:column-width="4.987cm"/>
    </style:style>
    <style:style style:name="co10" style:family="table-column">
      <style:table-column-properties fo:break-before="auto" style:column-width="4.184cm"/>
    </style:style>
    <style:style style:name="co8" style:family="table-column">
      <style:table-column-properties fo:break-before="auto" style:column-width="4.78cm"/>
    </style:style>
    <style:style style:name="co11" style:family="table-column">
      <style:table-column-properties fo:break-before="auto" style:column-width="4.703cm"/>
    </style:style>
    <style:style style:name="co7" style:family="table-column">
      <style:table-column-properties fo:break-before="auto" style:column-width="5.323cm"/>
    </style:style>
    <style:style style:name="co12" style:family="table-column">
      <style:table-column-properties fo:break-before="auto" style:column-width="5.117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5.893cm"/>
    </style:style>
    <style:style style:name="co15" style:family="table-column">
      <style:table-column-properties fo:break-before="auto" style:column-width="2.9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ff4500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ackground-color="#00fa9a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#e0ffff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b8860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fo:background-color="#e0fff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e0ffff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e0ffff" style:text-align-source="fix" style:repeat-content="false"/>
      <style:paragraph-properties fo:text-align="center" fo:margin-left="0cm"/>
      <style:text-properties style:use-window-font-color="true" style:text-underline-style="none"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fo:min-height="1.652cm" fo:min-width="0.506cm"/>
      <style:paragraph-properties fo:text-align="center"/>
    </style:style>
    <style:style style:name="gr2" style:family="graphic">
      <style:graphic-properties draw:textarea-horizontal-align="justify" draw:textarea-vertical-align="middle" draw:auto-grow-height="false" fo:min-height="0.479cm" fo:min-width="4.932cm"/>
      <style:paragraph-properties fo:text-align="center"/>
    </style:style>
    <style:style style:name="gr3" style:family="graphic">
      <style:graphic-properties draw:textarea-horizontal-align="justify" draw:textarea-vertical-align="middle" draw:auto-grow-height="false" fo:min-height="1.78cm" fo:min-width="0.545cm"/>
      <style:paragraph-properties fo:text-align="center"/>
    </style:style>
    <style:style style:name="gr4" style:family="graphic">
      <style:graphic-properties draw:textarea-horizontal-align="justify" draw:textarea-vertical-align="middle" draw:auto-grow-height="false" fo:min-height="0.664cm" fo:min-width="3.062cm"/>
      <style:paragraph-properties fo:text-align="center"/>
    </style:style>
    <style:style style:name="gr5" style:family="graphic">
      <style:graphic-properties draw:textarea-horizontal-align="justify" draw:textarea-vertical-align="middle" draw:auto-grow-height="false" fo:min-height="2.364cm" fo:min-width="0.545cm"/>
      <style:paragraph-properties fo:text-align="center"/>
    </style:style>
    <style:style style:name="gr6" style:family="graphic">
      <style:graphic-properties draw:textarea-horizontal-align="justify" draw:textarea-vertical-align="middle" draw:auto-grow-height="false" fo:min-height="0.399cm" fo:min-width="4.262cm"/>
      <style:paragraph-properties fo:text-align="center"/>
    </style:style>
    <style:style style:name="gr7" style:family="graphic">
      <style:graphic-properties draw:textarea-horizontal-align="justify" draw:textarea-vertical-align="middle" draw:auto-grow-height="false" fo:min-height="2.79cm" fo:min-width="0.545cm"/>
      <style:paragraph-properties fo:text-align="center"/>
    </style:style>
    <style:style style:name="gr8" style:family="graphic">
      <style:graphic-properties draw:textarea-horizontal-align="justify" draw:textarea-vertical-align="middle" draw:auto-grow-height="false" fo:min-height="2.656cm" fo:min-width="0.545cm"/>
      <style:paragraph-properties fo:text-align="center"/>
    </style:style>
    <style:style style:name="gr9" style:family="graphic">
      <style:graphic-properties draw:textarea-horizontal-align="justify" draw:textarea-vertical-align="middle" draw:auto-grow-height="false" fo:min-height="0.664cm" fo:min-width="9.608cm"/>
      <style:paragraph-properties fo:text-align="center"/>
    </style:style>
    <style:style style:name="gr10" style:family="graphic">
      <style:graphic-properties draw:textarea-horizontal-align="justify" draw:textarea-vertical-align="middle" draw:auto-grow-height="false" fo:min-height="0.452cm" fo:min-width="10.488cm"/>
      <style:paragraph-properties fo:text-align="center"/>
    </style:style>
    <style:style style:name="gr11" style:family="graphic">
      <style:graphic-properties draw:textarea-horizontal-align="justify" draw:textarea-vertical-align="middle" draw:auto-grow-height="false" fo:min-height="4.754cm" fo:min-width="0.545cm"/>
      <style:paragraph-properties fo:text-align="center"/>
    </style:style>
    <style:style style:name="gr12" style:family="graphic">
      <style:graphic-properties draw:textarea-horizontal-align="justify" draw:textarea-vertical-align="middle" draw:auto-grow-height="false" fo:min-height="0.452cm" fo:min-width="5.596cm"/>
      <style:paragraph-properties fo:text-align="center"/>
    </style:style>
    <style:style style:name="gr13" style:family="graphic">
      <style:graphic-properties draw:textarea-horizontal-align="justify" draw:textarea-vertical-align="middle" draw:auto-grow-height="false" fo:min-height="0.664cm" fo:min-width="6.744cm"/>
      <style:paragraph-properties fo:text-align="center"/>
    </style:style>
    <style:style style:name="gr14" style:family="graphic">
      <style:graphic-properties draw:textarea-horizontal-align="justify" draw:textarea-vertical-align="middle" draw:auto-grow-height="false" fo:min-height="0.399cm" fo:min-width="2.93cm"/>
      <style:paragraph-properties fo:text-align="center"/>
    </style:style>
    <style:style style:name="gr15" style:family="graphic">
      <style:graphic-properties draw:textarea-horizontal-align="justify" draw:textarea-vertical-align="middle" draw:auto-grow-height="false" fo:min-height="3.24cm" fo:min-width="0.545cm"/>
      <style:paragraph-properties fo:text-align="center"/>
    </style:style>
    <style:style style:name="gr16" style:family="graphic">
      <style:graphic-properties draw:textarea-horizontal-align="justify" draw:textarea-vertical-align="middle" draw:auto-grow-height="false" fo:min-height="3.958cm" fo:min-width="0.545cm"/>
      <style:paragraph-properties fo:text-align="center"/>
    </style:style>
    <style:style style:name="gr17" style:family="graphic">
      <style:graphic-properties draw:textarea-horizontal-align="justify" draw:textarea-vertical-align="middle" draw:auto-grow-height="false" fo:min-height="0.664cm" fo:min-width="7.921cm"/>
      <style:paragraph-properties fo:text-align="center"/>
    </style:style>
    <style:style style:name="gr18" style:family="graphic">
      <style:graphic-properties draw:textarea-horizontal-align="justify" draw:textarea-vertical-align="middle" draw:auto-grow-height="false" fo:min-height="0.452cm" fo:min-width="2.99cm"/>
      <style:paragraph-properties fo:text-align="center"/>
    </style:style>
    <style:style style:name="gr19" style:family="graphic">
      <style:graphic-properties draw:textarea-horizontal-align="justify" draw:textarea-vertical-align="middle" draw:auto-grow-height="false" fo:min-height="3.08cm" fo:min-width="0.545cm"/>
      <style:paragraph-properties fo:text-align="center"/>
    </style:style>
    <style:style style:name="gr20" style:family="graphic">
      <style:graphic-properties draw:textarea-horizontal-align="justify" draw:textarea-vertical-align="middle" draw:auto-grow-height="false" fo:min-height="0.664cm" fo:min-width="5.002cm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T1" style:family="text">
      <style:text-properties fo:font-weight="bold"/>
    </style:style>
  </office:automatic-styles>
  <office:body>
    <office:spreadsheet>
      <table:table table:name="Diagrama_2" table:style-name="ta1">
        <table:shapes>
          <draw:custom-shape draw:z-index="0" draw:name="Forma 1" draw:style-name="gr1" draw:text-style-name="P1" svg:width="1.012cm" svg:height="1.886cm" svg:x="20.771cm" svg:y="6.322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name="Forma 2" draw:style-name="gr2" draw:text-style-name="P1" svg:width="4.932cm" svg:height="0.479cm" svg:x="18.875cm" svg:y="8.154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z-index="2" draw:name="Forma 3" draw:style-name="gr3" draw:text-style-name="P2" svg:width="0.545cm" svg:height="1.78cm" svg:x="15.857cm" svg:y="10.358cm">
            <text:p text:style-name="P2">1<text:line-break/>:<text:line-break/>M</text:p>
            <draw:enhanced-geometry svg:viewBox="0 0 21600 21600" draw:type="rectangle" draw:enhanced-path="M 0 0 L 21600 0 21600 21600 0 21600 0 0 Z N"/>
          </draw:custom-shape>
          <draw:custom-shape draw:z-index="3" draw:name="Forma 4" draw:style-name="gr4" draw:text-style-name="P1" svg:width="3.062cm" svg:height="0.664cm" svg:x="15.727cm" svg:y="18.301cm">
            <text:p/>
            <draw:enhanced-geometry svg:viewBox="0 0 21600 21600" draw:type="rectangle" draw:enhanced-path="M 0 0 L 21600 0 21600 21600 0 21600 0 0 Z N"/>
          </draw:custom-shape>
          <draw:custom-shape draw:z-index="4" draw:name="Forma 5" draw:style-name="gr5" draw:text-style-name="P2" svg:width="0.545cm" svg:height="2.364cm" svg:x="15.727cm" svg:y="16.628cm">
            <text:p text:style-name="P2">M<text:line-break/>:<text:line-break/>1</text:p>
            <draw:enhanced-geometry svg:viewBox="0 0 21600 21600" draw:type="rectangle" draw:enhanced-path="M 0 0 L 21600 0 21600 21600 0 21600 0 0 Z N"/>
          </draw:custom-shape>
          <draw:custom-shape draw:z-index="5" draw:name="Forma 6" draw:style-name="gr6" draw:text-style-name="P1" svg:width="4.262cm" svg:height="0.399cm" svg:x="26.351cm" svg:y="14.077cm">
            <text:p/>
            <draw:enhanced-geometry svg:viewBox="0 0 21600 21600" draw:type="rectangle" draw:enhanced-path="M 0 0 L 21600 0 21600 21600 0 21600 0 0 Z N"/>
          </draw:custom-shape>
          <draw:custom-shape draw:z-index="6" draw:name="Forma 7" draw:style-name="gr7" draw:text-style-name="P2" svg:width="0.545cm" svg:height="2.79cm" svg:x="26.094cm" svg:y="11.714cm">
            <text:p text:style-name="P2">M<text:line-break/>:<text:line-break/>1</text:p>
            <draw:enhanced-geometry svg:viewBox="0 0 21600 21600" draw:type="rectangle" draw:enhanced-path="M 0 0 L 21600 0 21600 21600 0 21600 0 0 Z N"/>
          </draw:custom-shape>
          <draw:custom-shape draw:z-index="7" draw:name="Forma 8" draw:style-name="gr8" draw:text-style-name="P2" svg:width="0.545cm" svg:height="2.656cm" svg:x="21.047cm" svg:y="14.901cm">
            <text:p text:style-name="P2"/>
            <text:p text:style-name="P2"/>
            <draw:enhanced-geometry svg:viewBox="0 0 21600 21600" draw:type="rectangle" draw:enhanced-path="M 0 0 L 21600 0 21600 21600 0 21600 0 0 Z N"/>
          </draw:custom-shape>
          <draw:custom-shape draw:z-index="8" draw:name="Forma 9" draw:style-name="gr9" draw:text-style-name="P2" svg:width="9.608cm" svg:height="0.664cm" svg:x="21.026cm" svg:y="14.82cm">
            <text:p text:style-name="P2">M:1</text:p>
            <draw:enhanced-geometry svg:viewBox="0 0 21600 21600" draw:type="rectangle" draw:enhanced-path="M 0 0 L 21600 0 21600 21600 0 21600 0 0 Z N"/>
          </draw:custom-shape>
          <draw:custom-shape draw:z-index="9" draw:name="Forma 10" draw:style-name="gr10" draw:text-style-name="P2" svg:width="10.488cm" svg:height="0.452cm" svg:x="28.995cm" svg:y="10.757cm">
            <text:p text:style-name="P2">1: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0" draw:name="Forma 11" draw:style-name="gr11" draw:text-style-name="P2" svg:width="0.545cm" svg:height="4.754cm" svg:x="41.672cm" svg:y="13.972cm">
            <text:p text:style-name="P2">1<text:line-break/>:<text:line-break/>1</text:p>
            <draw:enhanced-geometry svg:viewBox="0 0 21600 21600" draw:type="rectangle" draw:enhanced-path="M 0 0 L 21600 0 21600 21600 0 21600 0 0 Z N"/>
          </draw:custom-shape>
          <draw:custom-shape draw:z-index="11" draw:name="Forma 12" draw:style-name="gr12" draw:text-style-name="P2" svg:width="5.596cm" svg:height="0.452cm" svg:x="36.552cm" svg:y="18.328cm">
            <text:p text:style-name="P2">M: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2" draw:name="Forma 13" draw:style-name="gr13" draw:text-style-name="P2" svg:width="6.744cm" svg:height="0.664cm" svg:x="23.866cm" svg:y="18.965cm">
            <text:p text:style-name="P2">1:M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6" table:default-cell-style-name="ce2"/>
        <table:table-column table:style-name="co7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8" table:default-cell-style-name="ce2"/>
        <table:table-column table:style-name="co1" table:number-columns-repeated="1011" table:default-cell-style-name="ce2"/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7"/>
          <table:table-cell table:style-name="ce3" office:value-type="string" calcext:value-type="string">
            <text:p>Usuari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Atributo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#id: in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#nombreDeUsuario: String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#clave: String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Metodo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+login()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+logout(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3" office:value-type="string" calcext:value-type="string">
            <text:p>Cliente</text:p>
          </table:table-cell>
          <table:table-cell/>
          <table:table-cell table:style-name="ce3" office:value-type="string" calcext:value-type="string">
            <text:p>Admi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" office:value-type="string" calcext:value-type="string">
            <text:p>Atributos</text:p>
          </table:table-cell>
          <table:table-cell/>
          <table:table-cell table:style-name="ce4" office:value-type="string" calcext:value-type="string">
            <text:p>Atributos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5" office:value-type="string" calcext:value-type="string">
            <text:p>-domicilio: String</text:p>
          </table:table-cell>
          <table:table-cell/>
          <table:table-cell table:style-name="ce5" office:value-type="string" calcext:value-type="string">
            <text:p>-cargo: String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5" office:value-type="string" calcext:value-type="string">
            <text:p>-mail: String</text:p>
          </table:table-cell>
          <table:table-cell/>
          <table:table-cell table:style-name="ce5" office:value-type="string" calcext:value-type="string">
            <text:p>-departamento: String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5" office:value-type="string" calcext:value-type="string">
            <text:p>-telefono: String</text:p>
          </table:table-cell>
          <table:table-cell/>
          <table:table-cell table:style-name="ce5" office:value-type="string" calcext:value-type="string">
            <text:p>-almacen: Almace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" office:value-type="string" calcext:value-type="string">
            <text:p>Metodos</text:p>
          </table:table-cell>
          <table:table-cell/>
          <table:table-cell table:style-name="ce4" office:value-type="string" calcext:value-type="string">
            <text:p>Metodos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5" office:value-type="string" calcext:value-type="string">
            <text:p>+comprar<text:span text:style-name="T1">()</text:span></text:p>
          </table:table-cell>
          <table:table-cell/>
          <table:table-cell table:style-name="ce5" office:value-type="string" calcext:value-type="string">
            <text:p>+agregarProducto()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" office:value-type="string" calcext:value-type="string">
            <text:p>+modificarProducto()</text:p>
          </table:table-cell>
          <table:table-cell table:number-columns-repeated="3"/>
          <table:table-cell table:style-name="ce3" office:value-type="string" calcext:value-type="string">
            <text:p>Pedido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5" office:value-type="string" calcext:value-type="string">
            <text:p>+eliminarProducto()</text:p>
          </table:table-cell>
          <table:table-cell table:number-columns-repeated="3"/>
          <table:table-cell table:style-name="ce4" office:value-type="string" calcext:value-type="string">
            <text:p>Atributos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5" office:value-type="string" calcext:value-type="string">
            <text:p>+pedidoProducto<text:span text:style-name="T1">()</text:span></text:p>
          </table:table-cell>
          <table:table-cell table:number-columns-repeated="3"/>
          <table:table-cell table:style-name="ce5" office:value-type="string" calcext:value-type="string">
            <text:p>-idPedido: in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5" office:value-type="string" calcext:value-type="string">
            <text:p>-producto: Producto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3" office:value-type="string" calcext:value-type="string">
            <text:p>Compra</text:p>
          </table:table-cell>
          <table:table-cell table:number-columns-repeated="5"/>
          <table:table-cell table:style-name="ce5" office:value-type="string" calcext:value-type="string">
            <text:p>-cantidad: int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" office:value-type="string" calcext:value-type="string">
            <text:p>Atributos</text:p>
          </table:table-cell>
          <table:table-cell table:number-columns-repeated="3"/>
          <table:table-cell table:style-name="ce3" office:value-type="string" calcext:value-type="string">
            <text:p>Almacen</text:p>
          </table:table-cell>
          <table:table-cell/>
          <table:table-cell table:style-name="ce5" office:value-type="string" calcext:value-type="string">
            <text:p>-fecha: LocalDate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5" office:value-type="string" calcext:value-type="string">
            <text:p>-idCompra: int</text:p>
          </table:table-cell>
          <table:table-cell table:number-columns-repeated="3"/>
          <table:table-cell table:style-name="ce4" office:value-type="string" calcext:value-type="string">
            <text:p>Atributos</text:p>
          </table:table-cell>
          <table:table-cell/>
          <table:table-cell table:style-name="ce6" office:value-type="string" calcext:value-type="string">
            <text:p>-solicitante: Admin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5" office:value-type="string" calcext:value-type="string">
            <text:p>-comprador: Cliente</text:p>
          </table:table-cell>
          <table:table-cell table:number-columns-repeated="3"/>
          <table:table-cell table:style-name="ce5" office:value-type="string" calcext:value-type="string">
            <text:p>-idAlmacen: int</text:p>
          </table:table-cell>
          <table:table-cell/>
          <table:table-cell table:style-name="ce6" office:value-type="string" calcext:value-type="string">
            <text:p>-proveedor: String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5" office:value-type="string" calcext:value-type="string">
            <text:p>-producto: Producto</text:p>
          </table:table-cell>
          <table:table-cell table:number-columns-repeated="3"/>
          <table:table-cell table:style-name="ce5" office:value-type="string" calcext:value-type="string">
            <text:p>-productos: Set&lt;Producto&gt;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5" office:value-type="string" calcext:value-type="string">
            <text:p>-cantidadComprada: int</text:p>
          </table:table-cell>
          <table:table-cell table:number-columns-repeated="3"/>
          <table:table-cell table:style-name="ce4" office:value-type="string" calcext:value-type="string">
            <text:p>Metodos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5" office:value-type="string" calcext:value-type="string">
            <text:p>-fechaCompra: LocalDate</text:p>
          </table:table-cell>
          <table:table-cell table:number-columns-repeated="3"/>
          <table:table-cell table:style-name="ce5" office:value-type="string" calcext:value-type="string">
            <text:p>¿ -productosEnPuntoCritico() ?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4" office:value-type="string" calcext:value-type="string">
            <text:p>Metodos</text:p>
          </table:table-cell>
          <table:table-cell table:number-columns-repeated="3"/>
          <table:table-cell table:style-name="ce5" office:value-type="string" calcext:value-type="string">
            <text:p>+verStockDeProductos()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5" office:value-type="string" calcext:value-type="string">
            <text:p>-VerificarStock<text:span text:style-name="T1">()</text:span></text:p>
          </table:table-cell>
          <table:table-cell table:number-columns-repeated="9"/>
          <table:table-cell office:value-type="string" calcext:value-type="string">
            <text:p>Posible eliminacion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5" office:value-type="string" calcext:value-type="string">
            <text:p>-recalcularStock<text:span text:style-name="T1">()</text:span></text:p>
          </table:table-cell>
          <table:table-cell table:number-columns-repeated="1017"/>
        </table:table-row>
        <table:table-row table:style-name="ro1">
          <table:table-cell table:number-columns-repeated="10"/>
          <table:table-cell table:style-name="ce3" office:value-type="string" calcext:value-type="string">
            <text:p>Lote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4" office:value-type="string" calcext:value-type="string">
            <text:p>Atributos</text:p>
          </table:table-cell>
          <table:table-cell table:number-columns-repeated="5"/>
          <table:table-cell table:style-name="ce3" office:value-type="string" calcext:value-type="string">
            <text:p>Proveedor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ce3" office:value-type="string" calcext:value-type="string">
            <text:p>Producto</text:p>
          </table:table-cell>
          <table:table-cell table:number-columns-repeated="2"/>
          <table:table-cell table:style-name="ce5" office:value-type="string" calcext:value-type="string">
            <text:p>-idLote: int</text:p>
          </table:table-cell>
          <table:table-cell table:number-columns-repeated="5"/>
          <table:table-cell table:style-name="ce4" office:value-type="string" calcext:value-type="string">
            <text:p>Atributos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ce4" office:value-type="string" calcext:value-type="string">
            <text:p>Atributos</text:p>
          </table:table-cell>
          <table:table-cell table:number-columns-repeated="2"/>
          <table:table-cell table:style-name="ce5" office:value-type="string" calcext:value-type="string">
            <text:p>-fechaIngreso: LocalDate</text:p>
          </table:table-cell>
          <table:table-cell table:number-columns-repeated="5"/>
          <table:table-cell table:style-name="ce5" office:value-type="string" calcext:value-type="string">
            <text:p>-idProveedor: int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ce5" office:value-type="string" calcext:value-type="string">
            <text:p>-int idProduto: int</text:p>
          </table:table-cell>
          <table:table-cell table:number-columns-repeated="2"/>
          <table:table-cell table:style-name="ce6" office:value-type="string" calcext:value-type="string">
            <text:p>-pedido: Pedido</text:p>
          </table:table-cell>
          <table:table-cell table:number-columns-repeated="5"/>
          <table:table-cell table:style-name="ce14" office:value-type="string" calcext:value-type="string">
            <text:p>-nombre: String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ce5" office:value-type="string" calcext:value-type="string">
            <text:p>-nombreProducto: String</text:p>
          </table:table-cell>
          <table:table-cell table:number-columns-repeated="2"/>
          <table:table-cell table:style-name="ce4" office:value-type="string" calcext:value-type="string">
            <text:p>Metodos</text:p>
          </table:table-cell>
          <table:table-cell table:number-columns-repeated="5"/>
          <table:table-cell table:style-name="ce5" office:value-type="string" calcext:value-type="string">
            <text:p>-contacto: String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ce5" office:value-type="string" calcext:value-type="string">
            <text:p>-descripcion: String</text:p>
          </table:table-cell>
          <table:table-cell table:number-columns-repeated="2"/>
          <table:table-cell table:style-name="ce5" office:value-type="string" calcext:value-type="string">
            <text:p>-recalcularStock<text:span text:style-name="T1">()</text:span>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5" office:value-type="string" calcext:value-type="string">
            <text:p>-precio: floa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-cantidad: in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-cantidadCritica: in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" office:value-type="string" calcext:value-type="string">
            <text:p>-enVenta: bool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1" office:value-type="string" calcext:value-type="string" table:number-columns-spanned="7" table:number-rows-spanned="1">
            <text:p>Aclaraciones</text:p>
          </table:table-cell>
          <table:covered-table-cell table:number-columns-repeated="6" table:style-name="ce5"/>
          <table:table-cell table:number-columns-repeated="1011"/>
        </table:table-row>
        <table:table-row table:style-name="ro1">
          <table:table-cell table:number-columns-repeated="6"/>
          <table:table-cell table:style-name="ce12" office:value-type="string" calcext:value-type="string" table:number-columns-spanned="7" table:number-rows-spanned="1">
            <text:p>1. El agregarProducto, crea un poducto para vender, e inicia un pedido.</text:p>
          </table:table-cell>
          <table:covered-table-cell table:number-columns-repeated="6" table:style-name="ce5"/>
          <table:table-cell table:number-columns-repeated="1011"/>
        </table:table-row>
        <table:table-row table:style-name="ro1">
          <table:table-cell table:number-columns-repeated="6"/>
          <table:table-cell table:style-name="ce12" office:value-type="string" calcext:value-type="string" table:number-columns-spanned="7" table:number-rows-spanned="1">
            <text:p>2. El modificarProducto puede cambiar todo menos la cantidad del Producto y obviamente el id.</text:p>
          </table:table-cell>
          <table:covered-table-cell table:number-columns-repeated="6" table:style-name="ce5"/>
          <table:table-cell table:number-columns-repeated="1011"/>
        </table:table-row>
        <table:table-row table:style-name="ro1">
          <table:table-cell table:number-columns-repeated="6"/>
          <table:table-cell table:style-name="ce12" office:value-type="string" calcext:value-type="string" table:number-columns-spanned="7" table:number-rows-spanned="1">
            <text:p>3. El eliminarProducto, hace una baja logica, en caso de que un producto se lo quiera sacar del catalogo se pone el atributo enVenta de producto en false.</text:p>
          </table:table-cell>
          <table:covered-table-cell table:number-columns-repeated="6" table:style-name="ce5"/>
          <table:table-cell table:number-columns-repeated="1011"/>
        </table:table-row>
        <table:table-row table:style-name="ro1">
          <table:table-cell table:number-columns-repeated="6"/>
          <table:table-cell table:style-name="ce12" office:value-type="string" calcext:value-type="string" table:number-columns-spanned="7" table:number-rows-spanned="1">
            <text:p>4. Se elimina la clase Proveedor por un striing, y se modifica la relacion de Pedido a Lote de forma directa. Se eliminan atributos propios del pedido</text:p>
          </table:table-cell>
          <table:covered-table-cell table:number-columns-repeated="6" table:style-name="ce5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1" office:value-type="string" calcext:value-type="string" table:number-columns-spanned="7" table:number-rows-spanned="1">
            <text:p>Posible Modificaciones:</text:p>
          </table:table-cell>
          <table:covered-table-cell table:number-columns-repeated="6" table:style-name="ce5"/>
          <table:table-cell table:number-columns-repeated="1011"/>
        </table:table-row>
        <table:table-row table:style-name="ro1">
          <table:table-cell table:number-columns-repeated="6"/>
          <table:table-cell table:style-name="ce12" office:value-type="string" calcext:value-type="string" table:number-columns-spanned="7" table:number-rows-spanned="1">
            <text:p>1. Modificar Lote a que no se cargue automatico, sino que el Admin tenga una notificacion en el frontend, y le de el “Ok” a la alta del lote</text:p>
          </table:table-cell>
          <table:covered-table-cell table:number-columns-repeated="6" table:style-name="ce5"/>
          <table:table-cell table:number-columns-repeated="1011"/>
        </table:table-row>
        <table:table-row table:style-name="ro1">
          <table:table-cell table:number-columns-repeated="6"/>
          <table:table-cell table:style-name="ce12" office:value-type="string" calcext:value-type="string" table:number-columns-spanned="7" table:number-rows-spanned="1">
            <text:p>2. La gestion de informes de ventas.</text:p>
          </table:table-cell>
          <table:covered-table-cell table:number-columns-repeated="6" table:style-name="ce5"/>
          <table:table-cell table:number-columns-repeated="1011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agrama" table:style-name="ta1">
        <table:shapes>
          <draw:custom-shape draw:z-index="0" draw:name="Forma 1" draw:style-name="gr1" draw:text-style-name="P1" svg:width="1.012cm" svg:height="1.886cm" svg:x="20.771cm" svg:y="6.322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name="Forma 2" draw:style-name="gr2" draw:text-style-name="P1" svg:width="4.932cm" svg:height="0.479cm" svg:x="18.875cm" svg:y="8.154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z-index="2" draw:name="Forma 3" draw:style-name="gr3" draw:text-style-name="P2" svg:width="0.545cm" svg:height="1.78cm" svg:x="15.857cm" svg:y="10.358cm">
            <text:p text:style-name="P2">1<text:line-break/>:<text:line-break/>M</text:p>
            <draw:enhanced-geometry svg:viewBox="0 0 21600 21600" draw:type="rectangle" draw:enhanced-path="M 0 0 L 21600 0 21600 21600 0 21600 0 0 Z N"/>
          </draw:custom-shape>
          <draw:custom-shape draw:z-index="3" draw:name="Forma 4" draw:style-name="gr4" draw:text-style-name="P1" svg:width="3.062cm" svg:height="0.664cm" svg:x="15.727cm" svg:y="18.301cm">
            <text:p/>
            <draw:enhanced-geometry svg:viewBox="0 0 21600 21600" draw:type="rectangle" draw:enhanced-path="M 0 0 L 21600 0 21600 21600 0 21600 0 0 Z N"/>
          </draw:custom-shape>
          <draw:custom-shape draw:z-index="4" draw:name="Forma 5" draw:style-name="gr5" draw:text-style-name="P2" svg:width="0.545cm" svg:height="2.364cm" svg:x="15.727cm" svg:y="16.628cm">
            <text:p text:style-name="P2">M<text:line-break/>:<text:line-break/>1</text:p>
            <draw:enhanced-geometry svg:viewBox="0 0 21600 21600" draw:type="rectangle" draw:enhanced-path="M 0 0 L 21600 0 21600 21600 0 21600 0 0 Z N"/>
          </draw:custom-shape>
          <draw:custom-shape draw:z-index="5" draw:name="Forma 6" draw:style-name="gr14" draw:text-style-name="P1" svg:width="2.93cm" svg:height="0.399cm" svg:x="26.012cm" svg:y="12.271cm">
            <text:p/>
            <draw:enhanced-geometry svg:viewBox="0 0 21600 21600" draw:type="rectangle" draw:enhanced-path="M 0 0 L 21600 0 21600 21600 0 21600 0 0 Z N"/>
          </draw:custom-shape>
          <draw:custom-shape draw:z-index="6" draw:name="Forma 7" draw:style-name="gr15" draw:text-style-name="P2" svg:width="0.545cm" svg:height="3.24cm" svg:x="26.06cm" svg:y="9.483cm">
            <text:p text:style-name="P2">1<text:line-break/>:<text:line-break/>1</text:p>
            <draw:enhanced-geometry svg:viewBox="0 0 21600 21600" draw:type="rectangle" draw:enhanced-path="M 0 0 L 21600 0 21600 21600 0 21600 0 0 Z N"/>
          </draw:custom-shape>
          <draw:custom-shape draw:z-index="7" draw:name="Forma 8" draw:style-name="gr16" draw:text-style-name="P2" svg:width="0.545cm" svg:height="3.958cm" svg:x="21.047cm" svg:y="13.573cm">
            <text:p text:style-name="P2"/>
            <text:p text:style-name="P2"/>
            <draw:enhanced-geometry svg:viewBox="0 0 21600 21600" draw:type="rectangle" draw:enhanced-path="M 0 0 L 21600 0 21600 21600 0 21600 0 0 Z N"/>
          </draw:custom-shape>
          <draw:custom-shape draw:z-index="8" draw:name="Forma 9" draw:style-name="gr17" draw:text-style-name="P2" svg:width="7.921cm" svg:height="0.664cm" svg:x="21.024cm" svg:y="13.573cm">
            <text:p text:style-name="P2">M:1</text:p>
            <draw:enhanced-geometry svg:viewBox="0 0 21600 21600" draw:type="rectangle" draw:enhanced-path="M 0 0 L 21600 0 21600 21600 0 21600 0 0 Z N"/>
          </draw:custom-shape>
          <draw:custom-shape draw:z-index="9" draw:name="Forma 10" draw:style-name="gr18" draw:text-style-name="P2" svg:width="2.99cm" svg:height="0.452cm" svg:x="34.035cm" svg:y="11.926cm">
            <text:p text:style-name="P2">1: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0" draw:name="Forma 11" draw:style-name="gr19" draw:text-style-name="P2" svg:width="0.545cm" svg:height="3.08cm" svg:x="39.074cm" svg:y="14cm">
            <text:p text:style-name="P2">1<text:line-break/>:<text:line-break/>1</text:p>
            <draw:enhanced-geometry svg:viewBox="0 0 21600 21600" draw:type="rectangle" draw:enhanced-path="M 0 0 L 21600 0 21600 21600 0 21600 0 0 Z N"/>
          </draw:custom-shape>
          <draw:custom-shape draw:z-index="11" draw:name="Forma 12" draw:style-name="gr18" draw:text-style-name="P2" svg:width="2.99cm" svg:height="0.452cm" svg:x="34.096cm" svg:y="18.514cm">
            <text:p text:style-name="P2">1: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2" draw:name="Forma 13" draw:style-name="gr20" draw:text-style-name="P2" svg:width="5.002cm" svg:height="0.664cm" svg:x="23.866cm" svg:y="18.965cm">
            <text:p text:style-name="P2">1:M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6" table:default-cell-style-name="ce2"/>
        <table:table-column table:style-name="co7" table:default-cell-style-name="ce2"/>
        <table:table-column table:style-name="co3" table:default-cell-style-name="ce2"/>
        <table:table-column table:style-name="co12" table:number-columns-repeated="2" table:default-cell-style-name="ce2"/>
        <table:table-column table:style-name="co15" table:default-cell-style-name="ce2"/>
        <table:table-column table:style-name="co8" table:default-cell-style-name="ce2"/>
        <table:table-column table:style-name="co1" table:number-columns-repeated="1011" table:default-cell-style-name="ce2"/>
        <table:table-row table:style-name="ro1" table:number-rows-repeated="6">
          <table:table-cell table:number-columns-repeated="1023"/>
        </table:table-row>
        <table:table-row table:style-name="ro1">
          <table:table-cell table:number-columns-repeated="7"/>
          <table:table-cell table:style-name="ce3" office:value-type="string" calcext:value-type="string">
            <text:p>Usuario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4" office:value-type="string" calcext:value-type="string">
            <text:p>Atributos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5" office:value-type="string" calcext:value-type="string">
            <text:p>#id: int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5" office:value-type="string" calcext:value-type="string">
            <text:p>#nombreDeUsuario: String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5" office:value-type="string" calcext:value-type="string">
            <text:p>#clave: String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4" office:value-type="string" calcext:value-type="string">
            <text:p>Metodos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5" office:value-type="string" calcext:value-type="string">
            <text:p>+login()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5" office:value-type="string" calcext:value-type="string">
            <text:p>+logout()</text:p>
          </table:table-cell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6"/>
          <table:table-cell table:style-name="ce3" office:value-type="string" calcext:value-type="string">
            <text:p>Cliente</text:p>
          </table:table-cell>
          <table:table-cell/>
          <table:table-cell table:style-name="ce3" office:value-type="string" calcext:value-type="string">
            <text:p>Admin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" office:value-type="string" calcext:value-type="string">
            <text:p>Atributos</text:p>
          </table:table-cell>
          <table:table-cell/>
          <table:table-cell table:style-name="ce4" office:value-type="string" calcext:value-type="string">
            <text:p>Atributo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" office:value-type="string" calcext:value-type="string">
            <text:p>-domicilio: String</text:p>
          </table:table-cell>
          <table:table-cell/>
          <table:table-cell table:style-name="ce5" office:value-type="string" calcext:value-type="string">
            <text:p>-cargo: String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" office:value-type="string" calcext:value-type="string">
            <text:p>-mail: String</text:p>
          </table:table-cell>
          <table:table-cell/>
          <table:table-cell table:style-name="ce5" office:value-type="string" calcext:value-type="string">
            <text:p>-departamento: String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" office:value-type="string" calcext:value-type="string">
            <text:p>-telefono: String</text:p>
          </table:table-cell>
          <table:table-cell/>
          <table:table-cell table:style-name="ce5" office:value-type="string" calcext:value-type="string">
            <text:p>-almacen: Almacen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" office:value-type="string" calcext:value-type="string">
            <text:p>Metodos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5" office:value-type="string" calcext:value-type="string">
            <text:p>+comprar<text:span text:style-name="T1">()</text:span></text:p>
          </table:table-cell>
          <table:table-cell table:number-columns-repeated="1016"/>
        </table:table-row>
        <table:table-row table:style-name="ro1">
          <table:table-cell table:number-columns-repeated="9"/>
          <table:table-cell table:style-name="ce3" office:value-type="string" calcext:value-type="string">
            <text:p>Almacen</text:p>
          </table:table-cell>
          <table:table-cell/>
          <table:table-cell table:style-name="ce3" office:value-type="string" calcext:value-type="string">
            <text:p>Pedido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4" office:value-type="string" calcext:value-type="string">
            <text:p>Atributos</text:p>
          </table:table-cell>
          <table:table-cell/>
          <table:table-cell table:style-name="ce4" office:value-type="string" calcext:value-type="string">
            <text:p>Atributos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5" office:value-type="string" calcext:value-type="string">
            <text:p>-idAlmacen: int</text:p>
          </table:table-cell>
          <table:table-cell/>
          <table:table-cell table:style-name="ce5" office:value-type="string" calcext:value-type="string">
            <text:p>-idPedido: int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5" office:value-type="string" calcext:value-type="string">
            <text:p>-productos: Set&lt;Producto&gt;</text:p>
          </table:table-cell>
          <table:table-cell/>
          <table:table-cell table:style-name="ce5" office:value-type="string" calcext:value-type="string">
            <text:p>-producto: Producto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3" office:value-type="string" calcext:value-type="string">
            <text:p>Compra</text:p>
          </table:table-cell>
          <table:table-cell table:number-columns-repeated="2"/>
          <table:table-cell table:style-name="ce4" office:value-type="string" calcext:value-type="string">
            <text:p>Metodos</text:p>
          </table:table-cell>
          <table:table-cell/>
          <table:table-cell table:style-name="ce5" office:value-type="string" calcext:value-type="string">
            <text:p>-cantidad: int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" office:value-type="string" calcext:value-type="string">
            <text:p>Atributos</text:p>
          </table:table-cell>
          <table:table-cell table:number-columns-repeated="2"/>
          <table:table-cell table:style-name="ce5" office:value-type="string" calcext:value-type="string">
            <text:p>+agregarProducto()</text:p>
          </table:table-cell>
          <table:table-cell/>
          <table:table-cell table:style-name="ce5" office:value-type="string" calcext:value-type="string">
            <text:p>-fecha: LocalDate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5" office:value-type="string" calcext:value-type="string">
            <text:p>-idCompra: int</text:p>
          </table:table-cell>
          <table:table-cell table:number-columns-repeated="2"/>
          <table:table-cell table:style-name="ce5" office:value-type="string" calcext:value-type="string">
            <text:p>+modificarProducto()</text:p>
          </table:table-cell>
          <table:table-cell/>
          <table:table-cell table:style-name="ce6" office:value-type="string" calcext:value-type="string">
            <text:p>-proveedor: Proveedor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5" office:value-type="string" calcext:value-type="string">
            <text:p>-comprador: Cliente</text:p>
          </table:table-cell>
          <table:table-cell table:number-columns-repeated="2"/>
          <table:table-cell table:style-name="ce5" office:value-type="string" calcext:value-type="string">
            <text:p>+eliminarProducto()</text:p>
          </table:table-cell>
          <table:table-cell/>
          <table:table-cell table:style-name="ce6" office:value-type="string" calcext:value-type="string">
            <text:p>-almacen: Almacen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5" office:value-type="string" calcext:value-type="string">
            <text:p>-producto: Producto</text:p>
          </table:table-cell>
          <table:table-cell table:number-columns-repeated="2"/>
          <table:table-cell table:style-name="ce5" office:value-type="string" calcext:value-type="string">
            <text:p>+verStockDeProductos()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5" office:value-type="string" calcext:value-type="string">
            <text:p>-cantidadComprada: int</text:p>
          </table:table-cell>
          <table:table-cell table:number-columns-repeated="2"/>
          <table:table-cell table:style-name="ce5" office:value-type="string" calcext:value-type="string">
            <text:p>+pedidoProducto<text:span text:style-name="T1">()</text:span>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5" office:value-type="string" calcext:value-type="string">
            <text:p>-fechaCompra: LocalDate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4" office:value-type="string" calcext:value-type="string">
            <text:p>Metodos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5" office:value-type="string" calcext:value-type="string">
            <text:p>-VerificarStock<text:span text:style-name="T1">()</text:span>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5" office:value-type="string" calcext:value-type="string">
            <text:p>-recalcularStock<text:span text:style-name="T1">()</text:span></text:p>
          </table:table-cell>
          <table:table-cell table:number-columns-repeated="1016"/>
        </table:table-row>
        <table:table-row table:style-name="ro1">
          <table:table-cell table:number-columns-repeated="9"/>
          <table:table-cell table:style-name="ce3" office:value-type="string" calcext:value-type="string">
            <text:p>Lote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 office:value-type="string" calcext:value-type="string">
            <text:p>Atributos</text:p>
          </table:table-cell>
          <table:table-cell/>
          <table:table-cell table:style-name="ce3" office:value-type="string" calcext:value-type="string">
            <text:p>Proveedor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3" office:value-type="string" calcext:value-type="string">
            <text:p>Producto</text:p>
          </table:table-cell>
          <table:table-cell/>
          <table:table-cell table:style-name="ce5" office:value-type="string" calcext:value-type="string">
            <text:p>-idLote: int</text:p>
          </table:table-cell>
          <table:table-cell/>
          <table:table-cell table:style-name="ce4" office:value-type="string" calcext:value-type="string">
            <text:p>Atributos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4" office:value-type="string" calcext:value-type="string">
            <text:p>Atributos</text:p>
          </table:table-cell>
          <table:table-cell/>
          <table:table-cell table:style-name="ce5" office:value-type="string" calcext:value-type="string">
            <text:p>-producto: Producto</text:p>
          </table:table-cell>
          <table:table-cell/>
          <table:table-cell table:style-name="ce5" office:value-type="string" calcext:value-type="string">
            <text:p>-idProveedor: int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5" office:value-type="string" calcext:value-type="string">
            <text:p>-int idProduto: int</text:p>
          </table:table-cell>
          <table:table-cell/>
          <table:table-cell table:style-name="ce5" office:value-type="string" calcext:value-type="string">
            <text:p>-cantidad: int</text:p>
          </table:table-cell>
          <table:table-cell/>
          <table:table-cell table:style-name="ce5" office:value-type="string" calcext:value-type="string">
            <text:p>-pedido: Pedido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5" office:value-type="string" calcext:value-type="string">
            <text:p>-nombreProducto: String</text:p>
          </table:table-cell>
          <table:table-cell/>
          <table:table-cell table:style-name="ce5" office:value-type="string" calcext:value-type="string">
            <text:p>-fechaIngreso: LocalDate</text:p>
          </table:table-cell>
          <table:table-cell/>
          <table:table-cell table:style-name="ce5" office:value-type="string" calcext:value-type="string">
            <text:p>-contacto: String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5" office:value-type="string" calcext:value-type="string">
            <text:p>-descripcion: String</text:p>
          </table:table-cell>
          <table:table-cell/>
          <table:table-cell table:style-name="ce6" office:value-type="string" calcext:value-type="string">
            <text:p>-proveedor: Proveedor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5" office:value-type="string" calcext:value-type="string">
            <text:p>-precio: float</text:p>
          </table:table-cell>
          <table:table-cell/>
          <table:table-cell table:style-name="ce4" office:value-type="string" calcext:value-type="string">
            <text:p>Metodos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5" office:value-type="string" calcext:value-type="string">
            <text:p>-cantidad: int</text:p>
          </table:table-cell>
          <table:table-cell/>
          <table:table-cell table:style-name="ce5" office:value-type="string" calcext:value-type="string">
            <text:p>-recalcularStock<text:span text:style-name="T1">()</text:span>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5" office:value-type="string" calcext:value-type="string">
            <text:p>-cantidadCritica: int</text:p>
          </table:table-cell>
          <table:table-cell table:number-columns-repeated="1015"/>
        </table:table-row>
        <table:table-row table:style-name="ro1" table:number-rows-repeated="10485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orradores" table:style-name="ta1">
        <table:table-column table:style-name="co1" table:default-cell-style-name="ce19"/>
        <table:table-column table:style-name="co9" table:default-cell-style-name="ce19"/>
        <table:table-column table:style-name="co3" table:default-cell-style-name="ce19"/>
        <table:table-column table:style-name="co10" table:default-cell-style-name="ce19"/>
        <table:table-column table:style-name="co1" table:default-cell-style-name="ce19"/>
        <table:table-column table:style-name="co8" table:default-cell-style-name="ce19"/>
        <table:table-column table:style-name="co1" table:number-columns-repeated="2" table:default-cell-style-name="ce19"/>
        <table:table-column table:style-name="co11" table:default-cell-style-name="ce19"/>
        <table:table-column table:style-name="co1" table:number-columns-repeated="1008" table:default-cell-style-name="ce19"/>
        <table:table-row table:style-name="ro1" table:number-rows-repeated="2"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suario</text:p>
          </table:table-cell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tributo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#id: in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#nombreDeUsuario: String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#clave: String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etodo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+login()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+logout(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liente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tributos</text:p>
          </table:table-cell>
          <table:table-cell/>
          <table:table-cell office:value-type="string" calcext:value-type="string">
            <text:p>Atributo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domicilio: String</text:p>
          </table:table-cell>
          <table:table-cell/>
          <table:table-cell office:value-type="string" calcext:value-type="string">
            <text:p>-cargo: String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mail: String</text:p>
          </table:table-cell>
          <table:table-cell/>
          <table:table-cell office:value-type="string" calcext:value-type="string">
            <text:p>-departamento: String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telefono: String</text:p>
          </table:table-cell>
          <table:table-cell/>
          <table:table-cell office:value-type="string" calcext:value-type="string">
            <text:p>-productos: Set&lt;Producto&gt;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etodos</text:p>
          </table:table-cell>
          <table:table-cell/>
          <table:table-cell office:value-type="string" calcext:value-type="string">
            <text:p>Metodo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+comprar<text:span text:style-name="T1">()</text:span></text:p>
          </table:table-cell>
          <table:table-cell/>
          <table:table-cell office:value-type="string" calcext:value-type="string">
            <text:p>+agregarProducto()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+modificarProducto()</text:p>
          </table:table-cell>
          <table:table-cell table:number-columns-repeated="4"/>
          <table:table-cell office:value-type="string" calcext:value-type="string">
            <text:p>Producto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+eliminarProducto()</text:p>
          </table:table-cell>
          <table:table-cell table:number-columns-repeated="4"/>
          <table:table-cell office:value-type="string" calcext:value-type="string">
            <text:p>Atributos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+verStockDeProductos<text:span text:style-name="T1">()</text:span></text:p>
          </table:table-cell>
          <table:table-cell table:number-columns-repeated="4"/>
          <table:table-cell office:value-type="string" calcext:value-type="string">
            <text:p>-int idProduto: int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-nombreProducto: String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-descripcion: String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Pedido</text:p>
          </table:table-cell>
          <table:table-cell table:number-columns-repeated="2"/>
          <table:table-cell office:value-type="string" calcext:value-type="string">
            <text:p>-precio: float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Atributos</text:p>
          </table:table-cell>
          <table:table-cell table:number-columns-repeated="2"/>
          <table:table-cell office:value-type="string" calcext:value-type="string">
            <text:p>-cantidad: int</text:p>
          </table:table-cell>
          <table:table-cell table:number-columns-repeated="1008"/>
        </table:table-row>
        <table:table-row table:style-name="ro1">
          <table:table-cell table:number-columns-repeated="5"/>
          <table:table-cell office:value-type="string" calcext:value-type="string">
            <text:p>-idPedido: int</text:p>
          </table:table-cell>
          <table:table-cell table:number-columns-repeated="2"/>
          <table:table-cell office:value-type="string" calcext:value-type="string">
            <text:p>-cantidadCritica: int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mpra</text:p>
          </table:table-cell>
          <table:table-cell/>
          <table:table-cell table:style-name="Default"/>
          <table:table-cell/>
          <table:table-cell office:value-type="string" calcext:value-type="string">
            <text:p>-producto: Producto</text:p>
          </table:table-cell>
          <table:table-cell table:number-columns-repeated="2"/>
          <table:table-cell office:value-type="string" calcext:value-type="string">
            <text:p>Metodo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tributos</text:p>
          </table:table-cell>
          <table:table-cell/>
          <table:table-cell table:style-name="Default"/>
          <table:table-cell/>
          <table:table-cell office:value-type="string" calcext:value-type="string">
            <text:p>-cantidad: in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idCompra: int</text:p>
          </table:table-cell>
          <table:table-cell/>
          <table:table-cell table:style-name="Default"/>
          <table:table-cell/>
          <table:table-cell office:value-type="string" calcext:value-type="string">
            <text:p>-fechaIngreso: LocalDat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comprador: Cliente</text:p>
          </table:table-cell>
          <table:table-cell/>
          <table:table-cell table:style-name="Default"/>
          <table:table-cell/>
          <table:table-cell office:value-type="string" calcext:value-type="string">
            <text:p>-proveedor: String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producto: ProductoSistema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cantidadComprada: int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fechaCompra: LocalDat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etodos</text:p>
          </table:table-cell>
          <table:table-cell table:number-columns-repeated="1015"/>
        </table:table-row>
        <table:table-row table:style-name="ro1" table:number-rows-repeated="1048542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4T07:00:56.190000000</dc:date>
    <meta:editing-duration>PT2H28M36S</meta:editing-duration>
    <meta:editing-cycles>33</meta:editing-cycles>
    <meta:generator>LibreOffice/7.3.4.2$Windows_X86_64 LibreOffice_project/728fec16bd5f605073805c3c9e7c4212a0120dc5</meta:generator>
    <meta:document-statistic meta:table-count="3" meta:cell-count="199" meta:object-count="26"/>
  </office:meta>
</office:document-meta>
</file>